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CorrelationProperty.HCorrelatio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Property.get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Property.HCorrelationProperty( String name , String namespace , String value , HCorrelationSet correlat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CorrelationProperty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Property.setCorrelationSet( HCorrelationSet correlat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Property.getCorrelation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Property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Property.s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CorrelationProperty.HCorrelationProperty( QName qname , String value , HCorrelationSet correlat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